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addin ou Aladin, fils d'un pauvre tailleur, n'est pas un garçon sérieux. Grâce à la magie et aux pouvoirs d'un bon génie, il va connaître l'amour d'une princesse et voir ses vœux se réaliser et devenir sultan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06:23.238000000</dc:date>
    <meta:editing-duration>PT13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37" meta:character-count="212" meta:non-whitespace-character-count="174"/>
  </office:meta>
</office:document-meta>
</file>